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Ozhivudivasathe Kali</text:p>
          </table:table-cell>
          <table:table-cell office:value-type="string" calcext:value-type="string">
            <text:p>Malayal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mmatipaadam</text:p>
          </table:table-cell>
          <table:table-cell office:value-type="string" calcext:value-type="string">
            <text:p>Malayal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amaly Diaries</text:p>
          </table:table-cell>
          <table:table-cell office:value-type="string" calcext:value-type="string">
            <text:p>Malayal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.D</text:p>
          </table:table-cell>
          <table:table-cell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gs of Wasseypur</text:p>
          </table:table-cell>
          <table:table-cell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idiana</text:p>
          </table:table-cell>
          <table:table-cell office:value-type="string" calcext:value-type="string">
            <text:p>Spa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ar</text:p>
          </table:table-cell>
          <table:table-cell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layers (2020)</text:p>
          </table:table-cell>
          <table:table-cell office:value-type="string" calcext:value-type="string">
            <text:p>Ital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ger (2020)</text:p>
          </table:table-cell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What is Before (2014)</text:p>
          </table:table-cell>
          <table:table-cell office:value-type="string" calcext:value-type="string">
            <text:p>Filip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an Escaped (1956)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1:46:38.644430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28T11:47:19.243551656</dc:date>
    <meta:editing-duration>PT12M46S</meta:editing-duration>
    <meta:editing-cycles>13</meta:editing-cycles>
    <meta:document-statistic meta:table-count="1" meta:cell-count="24" meta:object-count="0"/>
  </office:meta>
</office:document-meta>
</file>